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143cm" fo:min-width="4.072cm" fo:wrap-option="wrap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143cm" fo:min-width="3.464cm" fo:wrap-option="wrap"/>
      <style:paragraph-properties style:writing-mode="lr-tb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143cm" fo:min-width="5.469cm" fo:wrap-option="wrap"/>
      <style:paragraph-properties style:writing-mode="lr-tb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1.143cm" fo:min-width="3.115cm" fo:wrap-option="wrap"/>
      <style:paragraph-properties style:writing-mode="lr-tb"/>
    </style:style>
    <style:style style:name="gr5" style:family="graphic" style:parent-style-name="Text_20_A4">
      <style:graphic-properties draw:fill="solid" draw:fill-color="#ffd7d7" fo:min-height="4.465cm"/>
      <style:paragraph-properties style:writing-mode="lr-tb"/>
    </style:style>
    <style:style style:name="gr6" style:family="graphic" style:parent-style-name="Text_20_A4">
      <style:graphic-properties draw:fill="solid" draw:fill-color="#ffd7d7" fo:min-height="1.489cm"/>
      <style:paragraph-properties style:writing-mode="lr-tb"/>
    </style:style>
    <style:style style:name="gr7" style:family="graphic" style:parent-style-name="standard" style:list-style-name="L1">
      <style:graphic-properties draw:stroke="none" svg:stroke-color="#cccccc" draw:fill="solid" draw:fill-color="#ffd7d7" fo:min-height="3.969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0.707cm"/>
      <style:paragraph-properties style:writing-mode="lr-tb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1.143cm" fo:min-width="3.691cm" fo:wrap-option="wrap"/>
      <style:paragraph-properties style:writing-mode="lr-tb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1.143cm" fo:min-width="1.913cm" fo:wrap-option="wrap"/>
      <style:paragraph-properties style:writing-mode="lr-tb"/>
    </style:style>
    <style:style style:name="gr12" style:family="graphic" style:parent-style-name="standard">
      <style:graphic-properties draw:marker-end="Arrow" draw:textarea-vertical-align="middle"/>
      <style:paragraph-properties style:writing-mode="lr-tb"/>
    </style:style>
    <style:style style:name="gr13" style:family="graphic" style:parent-style-name="standard">
      <style:graphic-properties draw:marker-end="Circl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d7"/>
      <style:paragraph-properties fo:text-align="center" style:writing-mode="lr-tb"/>
    </style:style>
    <style:style style:name="P3" style:family="paragraph">
      <loext:graphic-properties draw:fill="solid" draw:fill-color="#ffd7d7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ffd7d7"/>
      <style:paragraph-properties style:writing-mode="lr-tb"/>
      <style:text-properties style:font-name="Noto Sans" fo:font-size="12pt" style:letter-kerning="false" style:font-name-asian="DejaVu Sans" style:font-size-asian="12pt" style:font-name-complex="DejaVu Sans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style:paragraph-properties fo:text-align="end" style:writing-mode="lr-tb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Noto Sans" fo:font-size="12pt" style:font-size-asian="12pt" style:font-size-complex="12pt"/>
    </style:style>
    <style:style style:name="T3" style:family="text">
      <style:text-properties style:font-name="Noto Sans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1.393cm" svg:x="5.9cm" svg:y="6.334cm">
          <text:p text:style-name="P1"><text:span text:style-name="T1">GetEquipmentAsyn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964cm" svg:height="1.393cm" svg:x="6.204cm" svg:y="11.037cm">
          <text:p text:style-name="P1"><text:span text:style-name="T1">GetBookingAsyn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1.393cm" svg:x="1.381cm" svg:y="17.51cm">
          <text:p text:style-name="P1"><text:span text:style-name="T1">GetEquipmentStringAsyn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615cm" svg:height="1.393cm" svg:x="6.379cm" svg:y="1.381cm">
          <text:p text:style-name="P1"><text:span text:style-name="T1">LoginAsStreamAsync</text:span></text:p>
          <draw:enhanced-geometry svg:viewBox="0 0 21600 21600" draw:type="rectangle" draw:enhanced-path="M 0 0 L 21600 0 21600 21600 0 21600 0 0 Z N"/>
        </draw:custom-shape>
        <draw:frame draw:style-name="gr5" draw:text-style-name="P3" xml:id="id9" draw:id="id9" draw:layer="layout" svg:width="15.621cm" svg:height="4.465cm" svg:x="11.998cm" svg:y="1.508cm">
          <draw:text-box>
            <text:p><text:span text:style-name="T1">client.PostAsync("/api/v1/login", content);</text:span></text:p>
            <text:p><text:span text:style-name="T1"/></text:p>
            <text:p><text:span text:style-name="T1"><text:s/></text:span><text:span text:style-name="T1">client.BaseAddress = new Uri(uri);</text:span></text:p>
            <text:p><text:span text:style-name="T1"><text:s text:c="20"/></text:span><text:span text:style-name="T1">var content = new FormUrlEncodedContent(new[]</text:span></text:p>
            <text:p><text:span text:style-name="T1"><text:s text:c="20"/></text:span><text:span text:style-name="T1">{ </text:span></text:p>
            <text:p><text:span text:style-name="T1"><text:s text:c="24"/></text:span><text:span text:style-name="T1">new KeyValuePair&lt;string, string&gt;("username", username),</text:span></text:p>
            <text:p><text:span text:style-name="T1"><text:s text:c="24"/></text:span><text:span text:style-name="T1">new KeyValuePair&lt;string, string&gt;("password", password)</text:span></text:p>
            <text:p><text:span text:style-name="T1"><text:s text:c="20"/></text:span><text:span text:style-name="T1">});</text:span></text:p>
          </draw:text-box>
        </draw:frame>
        <draw:frame draw:style-name="gr6" draw:text-style-name="P3" xml:id="id8" draw:id="id8" draw:layer="layout" svg:width="15.494cm" svg:height="1.489cm" svg:x="12.506cm" svg:y="6.889cm">
          <draw:text-box>
            <text:p><text:span text:style-name="T2">httpClient.GetAsync(uri, HttpCompletionOption.ResponseHeadersRead);</text:span></text:p>
            <text:p><text:span text:style-name="T2">uristr = "https://" + host + eqParam;</text:span></text:p>
            <text:p><text:span text:style-name="T2">eqParam ="/api/v1/equipment?name=Cisco1";</text:span></text:p>
          </draw:text-box>
        </draw:frame>
        <draw:frame draw:style-name="gr7" draw:text-style-name="P4" xml:id="id10" draw:id="id10" draw:layer="layout" svg:width="15.381cm" svg:height="3.969cm" svg:x="12.238cm" svg:y="10.779cm">
          <draw:text-box>
            <text:p><text:span text:style-name="T3">uristr = "https://" + host + bookParam + eq.data[k].venueId; </text:span></text:p>
            <text:p><text:span text:style-name="T3">bookParam ="/api/v1/bookings/today?venueId=nmDD9dZkmfGd8DHy9";</text:span></text:p>
            <text:p><text:span text:style-name="T3"/></text:p>
            <text:p><text:span text:style-name="T3">Common booking info with strict venueID:</text:span></text:p>
            <text:p><text:span text:style-name="T3">api/v1/bookings?venueId=nmDD9dZkmfGd8DHy9</text:span></text:p>
            <text:p><text:span text:style-name="T3"/></text:p>
            <text:p><text:span text:style-name="T3">httpResponse.Content.ReadFromJsonAsync&lt;Booking&gt;();</text:span></text:p>
          </draw:text-box>
        </draw:frame>
        <draw:custom-shape draw:style-name="gr8" draw:text-style-name="P1" xml:id="id4" draw:id="id4" draw:layer="layout" svg:width="2.413cm" svg:height="2.032cm" svg:x="6.98cm" svg:y="3.667cm">
          <text:p text:style-name="P1">O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2.413cm" svg:height="2.032cm" svg:x="6.98cm" svg:y="8.239cm">
          <text:p text:style-name="P1">O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" draw:id="id1" draw:layer="layout" svg:width="4.191cm" svg:height="1.393cm" svg:x="6.091cm" svg:y="14.208cm">
          <text:p text:style-name="P1"><text:span text:style-name="T1">Timeout 3000ms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line-skew="-2.292cm" svg:x1="6.091cm" svg:y1="14.904cm" svg:x2="5.9cm" svg:y2="7.03cm" draw:start-shape="id1" draw:start-glue-point="3" draw:end-shape="id2" draw:end-glue-point="3" svg:d="M6091 14904h-2984v-7874h2793" svg:viewBox="0 0 2985 7875">
          <text:p/>
        </draw:connector>
        <draw:connector draw:style-name="gr10" draw:text-style-name="P5" draw:layer="layout" svg:x1="8.186cm" svg:y1="2.774cm" svg:x2="8.187cm" svg:y2="3.667cm" draw:start-shape="id3" draw:start-glue-point="2" draw:end-shape="id4" draw:end-glue-point="4" svg:d="M8186 2774v446h1v447" svg:viewBox="0 0 2 894">
          <text:p/>
        </draw:connector>
        <draw:connector draw:style-name="gr10" draw:text-style-name="P5" draw:layer="layout" svg:x1="8.187cm" svg:y1="5.699cm" svg:x2="8.186cm" svg:y2="6.334cm" draw:start-shape="id4" draw:start-glue-point="6" draw:end-shape="id2" draw:end-glue-point="0" svg:d="M8187 5699v318h-1v317" svg:viewBox="0 0 2 636">
          <text:p/>
        </draw:connector>
        <draw:custom-shape draw:style-name="gr11" draw:text-style-name="P2" xml:id="id5" draw:id="id5" draw:layer="layout" svg:width="2.413cm" svg:height="1.393cm" svg:x="2.778cm" svg:y="2.778cm">
          <text:p text:style-name="P1"><text:span text:style-name="T1">Timeout 3000ms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6.98cm" svg:y1="4.683cm" svg:x2="3.984cm" svg:y2="4.171cm" draw:start-shape="id4" draw:start-glue-point="5" draw:end-shape="id5" draw:end-glue-point="2" svg:d="M6980 4683h-2996v-512" svg:viewBox="0 0 2997 513">
          <text:p text:style-name="P5"><text:span text:style-name="T1">no</text:span></text:p>
        </draw:connector>
        <draw:connector draw:style-name="gr10" draw:text-style-name="P5" draw:layer="layout" svg:x1="3.984cm" svg:y1="2.778cm" svg:x2="6.379cm" svg:y2="2.077cm" draw:start-shape="id5" draw:start-glue-point="0" draw:end-shape="id3" draw:end-glue-point="3" svg:d="M3984 2778v-701h2395" svg:viewBox="0 0 2396 702">
          <text:p/>
        </draw:connector>
        <draw:connector draw:style-name="gr10" draw:text-style-name="P5" draw:layer="layout" svg:x1="8.186cm" svg:y1="7.727cm" svg:x2="8.187cm" svg:y2="8.239cm" draw:start-shape="id2" draw:start-glue-point="2" draw:end-shape="id6" draw:end-glue-point="4" svg:d="M8186 7727v256h1v256" svg:viewBox="0 0 2 513">
          <text:p/>
        </draw:connector>
        <draw:connector draw:style-name="gr10" draw:text-style-name="P5" draw:layer="layout" svg:x1="8.187cm" svg:y1="10.271cm" svg:x2="8.186cm" svg:y2="11.037cm" draw:start-shape="id6" draw:start-glue-point="6" draw:end-shape="id7" draw:end-glue-point="0" svg:d="M8187 10271v383h-1v383" svg:viewBox="0 0 2 767">
          <text:p/>
        </draw:connector>
        <draw:connector draw:style-name="gr10" draw:text-style-name="P5" draw:layer="layout" svg:x1="8.186cm" svg:y1="12.43cm" svg:x2="8.186cm" svg:y2="14.208cm" draw:start-shape="id7" draw:start-glue-point="2" draw:end-shape="id1" draw:end-glue-point="0" svg:d="M8186 12430v1778" svg:viewBox="0 0 1 1779">
          <text:p/>
        </draw:connector>
        <draw:connector draw:style-name="gr12" draw:text-style-name="P8" draw:layer="layout" draw:line-skew="0.38cm" svg:x1="9.393cm" svg:y1="9.255cm" svg:x2="10.282cm" svg:y2="14.904cm" draw:start-shape="id6" draw:start-glue-point="7" draw:end-shape="id1" draw:end-glue-point="1" svg:d="M9393 9255h1769v5649h-880" svg:viewBox="0 0 1770 5650">
          <text:p text:style-name="P7"><text:span text:style-name="T1">no</text:span></text:p>
        </draw:connector>
        <draw:connector draw:style-name="gr13" draw:text-style-name="P5" draw:layer="layout" svg:x1="10.472cm" svg:y1="7.03cm" svg:x2="12.506cm" svg:y2="7.633cm" draw:start-shape="id2" draw:start-glue-point="1" draw:end-shape="id8" draw:end-glue-point="3" svg:d="M10472 7030h1011v603h1023" svg:viewBox="0 0 2035 604">
          <text:p/>
        </draw:connector>
        <draw:connector draw:style-name="gr13" draw:text-style-name="P5" draw:layer="layout" svg:x1="9.994cm" svg:y1="2.077cm" svg:x2="11.998cm" svg:y2="3.74cm" draw:start-shape="id3" draw:start-glue-point="1" draw:end-shape="id9" draw:end-glue-point="3" svg:d="M9994 2077h995v1663h1009" svg:viewBox="0 0 2005 1664">
          <text:p/>
        </draw:connector>
        <draw:connector draw:style-name="gr13" draw:text-style-name="P5" draw:layer="layout" svg:x1="10.168cm" svg:y1="11.733cm" svg:x2="12.238cm" svg:y2="12.763cm" draw:start-shape="id7" draw:start-glue-point="1" draw:end-shape="id10" draw:end-glue-point="3" svg:d="M10168 11733h1029v1030h1041" svg:viewBox="0 0 2071 1031">
          <text:p/>
        </draw:connector>
        <draw:frame draw:style-name="gr14" draw:text-style-name="P10" draw:layer="layout" svg:width="16.256cm" svg:height="0.889cm" svg:x="11.541cm" svg:y="15.605cm">
          <draw:text-box>
            <text:p text:style-name="P9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d</text:span><text:span text:style-name="T1">e</text:span><text:span text:style-name="T1">m</text:span><text:span text:style-name="T1">o</text:span><text:span text:style-name="T1">.</text:span><text:span text:style-name="T1">b</text:span><text:span text:style-name="T1">o</text:span><text:span text:style-name="T1">o</text:span><text:span text:style-name="T1">c</text:span><text:span text:style-name="T1">o</text:span><text:span text:style-name="T1">.</text:span><text:span text:style-name="T1">r</text:span><text:span text:style-name="T1">u</text:span><text:span text:style-name="T1">/</text:span><text:span text:style-name="T1">a</text:span><text:span text:style-name="T1">p</text:span><text:span text:style-name="T1">i</text:span><text:span text:style-name="T1">/</text:span><text:span text:style-name="T1">v</text:span><text:span text:style-name="T1">1</text:span><text:span text:style-name="T1">/</text:span><text:span text:style-name="T1">v</text:span><text:span text:style-name="T1">e</text:span><text:span text:style-name="T1">n</text:span><text:span text:style-name="T1">u</text:span><text:span text:style-name="T1">e</text:span><text:span text:style-name="T1">s</text:span><text:span text:style-name="T1">?</text:span><text:span text:style-name="T1">t</text:span><text:span text:style-name="T1">y</text:span><text:span text:style-name="T1">p</text:span><text:span text:style-name="T1">e</text:span><text:span text:style-name="T1">=</text:span><text:span text:style-name="T1">m</text:span><text:span text:style-name="T1">e</text:span><text:span text:style-name="T1">e</text:span><text:span text:style-name="T1">t</text:span><text:span text:style-name="T1">i</text:span><text:span text:style-name="T1">n</text:span><text:span text:style-name="T1">g</text:span><text:span text:style-name="T1">-</text:span><text:span text:style-name="T1">r</text:span><text:span text:style-name="T1">o</text:span><text:span text:style-name="T1">o</text:span><text:span text:style-name="T1">m</text:span></text:p>
          </draw:text-box>
        </draw:frame>
        <draw:frame draw:style-name="gr15" draw:text-style-name="P10" draw:layer="layout" svg:width="14.224cm" svg:height="4.517cm" svg:x="11.541cm" svg:y="16.367cm">
          <draw:text-box>
            <text:p text:style-name="P9"><text:span text:style-name="T1">{ "venueId": "2fwKcjvxkbrJvtM7L", "subject": "Zooming", "organizer": "Дмитрий Москалев",</text:span></text:p>
            <text:p text:style-name="P9"><text:span text:style-name="T1"><text:s text:c="4"/></text:span><text:span text:style-name="T1">"start": "2023-03-23T19:00:00.000Z",</text:span></text:p>
            <text:p text:style-name="P9"><text:span text:style-name="T1"><text:s text:c="4"/></text:span><text:span text:style-name="T1">"end": "2023-03-23T19:30:00.000Z",</text:span></text:p>
            <text:p text:style-name="P9"><text:span text:style-name="T4"><text:s text:c="4"/></text:span><text:span text:style-name="T4">"vcsLocation": <text:s/>"</text:span><text:span text:style-name="T1">https://us05web.zoom.us/wc/82604234154/start"</text:span></text:p>
            <text:p text:style-name="P9"><text:span text:style-name="T1">}</text:span></text:p>
            <text:p text:style-name="P9"><text:span text:style-name="T1">Time on Grinvich</text:span></text:p>
            <text:p text:style-name="P9"><text:span text:style-name="T1">Venueid is messing with _id</text:span></text:p>
            <text:p text:style-name="P9"><text:span text:style-name="T1"><text:a xlink:href="https://us05web.zoom.us/wc/82604234154/start" xlink:type="simple">https://us05web.zoom.us/wc/82604234154/start</text:a></text:span><text:span text:style-name="T1"><text:s/>- link for we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09:59:37.351794092</meta:creation-date>
    <dc:date>2023-03-23T13:54:59.301455370</dc:date>
    <meta:editing-duration>PT6H43M23S</meta:editing-duration>
    <meta:editing-cycles>8</meta:editing-cycles>
    <meta:generator>LibreOffice/6.4.7.2$Linux_X86_64 LibreOffice_project/40$Build-2</meta:generator>
    <meta:document-statistic meta:object-count="25"/>
  </office:meta>
</office:document-meta>
</file>